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5-6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ANOINTED OF GOD (5:1-2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ANOINTED OF GOD (5:1-25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David's crowning (5:1-5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David's city (5:6-1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David's city (5:6-12):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taunts (5:6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triumphs (5:7-12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ANOINTED OF GOD (5:1-25)<text:s text:c="1"/></text:span><text:span text:style-name="a472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David's crowning (5:1-5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David's city (5:6-12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David's children (5:13-16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David's conquests (5:17-25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<text:s text:c="1"/>David's conquests (5:17-25):<text:s text:c="1"/></text:span><text:span text:style-name="a493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First occasion (5:17-21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Second occasion (5:22-25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THE ANOINTED OF GOD (5:1-25)<text:s text:c="1"/></text:span><text:span text:style-name="a508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David's crowning (5:1-5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David's city (5:6-12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David's children (5:13-16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David's conquests (5:17-25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2 SAMUEL 5-6</text:span><text:span text:style-name="a529" text:class-names=""/></text:p>
          </draw:text-box>
          <svg:title/>
          <svg:desc/>
        </draw:frame>
        <draw:frame draw:id="id96" presentation:style-name="a541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THE ANOINTED OF GOD (5:1-25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THE ARK OF GOD (6:1-23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8" draw:style-name="a542" draw:master-page-name="Master1-Layout12-tx-Title-and-Text" presentation:presentation-page-layout-name="Master1-PPL12" draw:id="Slide-263">
        <draw:frame draw:id="id97" presentation:style-name="a546" draw:name="Title 1" svg:x="1.38in" svg:y="0.4in" svg:width="10.6in" svg:height="1.44965in" presentation:class="title" presentation:placeholder="false">
          <draw:text-box>
            <text:p text:style-name="a545" text:class-names="" text:cond-style-name=""><text:span text:style-name="a543" text:class-names="">THE ARK OF GOD (6:1-23):<text:s text:c="1"/></text:span><text:span text:style-name="a544" text:class-names=""/></text:p>
          </draw:text-box>
          <svg:title/>
          <svg:desc/>
        </draw:frame>
        <draw:frame draw:id="id98" presentation:style-name="a568" draw:name="Text Placeholder 2" svg:x="1.38in" svg:y="2in" svg:width="9.4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<text:s text:c="1"/>The mission (6:1-2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method (6:3-4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The music (6:5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mistake (6:6-8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The months (6:9-11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The mad wife (6:12-23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9" draw:style-name="a569" draw:master-page-name="Master1-Layout12-tx-Title-and-Text" presentation:presentation-page-layout-name="Master1-PPL12" draw:id="Slide-264">
        <draw:frame draw:id="id99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<text:s text:c="1"/>The mad wife (6:12-23):<text:s text:c="1"/></text:span><text:span text:style-name="a571" text:class-names=""/></text:p>
          </draw:text-box>
          <svg:title/>
          <svg:desc/>
        </draw:frame>
        <draw:frame draw:id="id100" presentation:style-name="a583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David's celebration (6:12-19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Michal's condemnation (6:20-23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0" draw:style-name="a584" draw:master-page-name="Master1-Layout12-tx-Title-and-Text" presentation:presentation-page-layout-name="Master1-PPL12" draw:id="Slide-265">
        <draw:frame draw:id="id101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THE ARK OF GOD (6:1-23):<text:s text:c="1"/></text:span><text:span text:style-name="a586" text:class-names=""/></text:p>
          </draw:text-box>
          <svg:title/>
          <svg:desc/>
        </draw:frame>
        <draw:frame draw:id="id102" presentation:style-name="a610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The mission (6:1-2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method (6:3-4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music (6:5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mistake (6:6-8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months (6:9-11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 mad wife (6:12-23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1" draw:style-name="a611" draw:master-page-name="Master1-Layout12-tx-Title-and-Text" presentation:presentation-page-layout-name="Master1-PPL12" draw:id="Slide-266">
        <draw:frame draw:id="id103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2 SAMUEL 5-6</text:span><text:span text:style-name="a613" text:class-names=""/></text:p>
          </draw:text-box>
          <svg:title/>
          <svg:desc/>
        </draw:frame>
        <draw:frame draw:id="id104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THE ANOINTED OF GOD (5:1-25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THE ARK OF GOD (6:1-23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5-6</dc:title>
    <meta:initial-creator>David STRICKLAND</meta:initial-creator>
    <dc:creator>David STRICKLAND</dc:creator>
    <meta:creation-date>2020-02-24T10:49:27Z</meta:creation-date>
    <dc:date>2020-02-24T10:49:27Z</dc:date>
    <meta:template xlink:href="BibleStudy" xlink:type="simple"/>
    <meta:editing-cycles>1</meta:editing-cycles>
    <meta:editing-duration>PT0S</meta:editing-duration>
    <meta:document-statistic meta:paragraph-count="44" meta:word-count="268"/>
  </office:meta>
</office:document-meta>
</file>